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12cm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.933cm" style:use-optimal-column-width="false"/>
    </style:style>
    <style:style style:name="ro1" style:family="table-row">
      <style:table-row-properties style:row-height="3.816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4cm" svg:height="1.673cm" svg:x="8.6cm" svg:y="4cm">
          <draw:text-box>
            <text:p>RLE</text:p>
          </draw:text-box>
        </draw:frame>
        <draw:frame draw:style-name="gr2" draw:text-style-name="P1" draw:layer="layout" svg:width="4.312cm" svg:height="1.673cm" svg:x="8cm" svg:y="11.3cm">
          <draw:text-box>
            <text:p>In File:</text:p>
          </draw:text-box>
        </draw:frame>
        <draw:frame draw:style-name="standard" draw:layer="layout" svg:width="15.799cm" svg:height="3.815cm" svg:x="2.2cm" svg:y="14.0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unt <text:s/>of repeated <text:s/>char.</text:p>
              </table:table-cell>
              <table:table-cell>
                <text:p>char</text:p>
              </table:table-cell>
              <table:table-cell>
                <text:p>count</text:p>
              </table:table-cell>
              <table:table-cell>
                <text:p>char</text:p>
              </table:table-cell>
              <table:table-cell>
                <text:p>........</text:p>
              </table:table-cell>
              <table:table-cell>
                <text:p>...............</text:p>
              </table:table-cell>
              <table:table-cell>
                <text:p>count</text:p>
              </table:table-cell>
              <table:table-cell>
                <text:p>cha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Regular" style:font-family-generic="roman" style:font-pitch="variable" fo:text-shadow="none" style:text-underline-style="none" style:letter-kerning="true" style:font-name-asian="DejaVu Sans1" style:font-family-asian="'DejaVu Sans'" style:font-style-name-asian="Book" style:font-family-generic-asian="swiss" style:font-pitch-asian="variable" style:font-name-complex="DejaVu Sans1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23:45:44.219178145</meta:creation-date>
    <dc:date>2016-11-01T23:55:32.621599164</dc:date>
    <meta:editing-duration>PT7M19S</meta:editing-duration>
    <meta:editing-cycles>2</meta:editing-cycles>
    <meta:generator>LibreOffice/5.1.4.2$Linux_X86_64 LibreOffice_project/10m0$Build-2</meta:generator>
    <meta:document-statistic meta:object-count="3"/>
  </office:meta>
</office:document-meta>
</file>